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oppins" svg:font-family="Poppins, sans-serif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73a3c" loext:opacity="100%" style:font-name="Poppins" fo:font-size="11.25pt" fo:letter-spacing="normal" fo:font-style="normal" fo:font-weight="normal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73a3c" loext:opacity="100%" style:font-name="Poppins" fo:font-size="11.25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break-before="page"/>
      <style:text-properties fo:font-variant="normal" fo:text-transform="none" fo:color="#373a3c" loext:opacity="100%" style:font-name="Poppins" fo:font-size="11.25pt" fo:letter-spacing="normal" fo:font-style="normal" fo:font-weight="bold" officeooo:rsid="000e89d2" officeooo:paragraph-rsid="000e89d2" style:font-weight-asian="bold" style:font-weight-complex="bold"/>
    </style:style>
    <style:style style:name="P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73a3c" loext:opacity="100%" fo:letter-spacing="normal" fo:font-weight="bold" style:font-weight-asian="bold" style:font-weight-complex="bold"/>
    </style:style>
    <style:style style:name="P5" style:family="paragraph" style:parent-style-name="Text_20_body">
      <style:paragraph-properties fo:padding="0.0193in" fo:border="0.06pt solid #d9d9e3"/>
    </style:style>
    <style:style style:name="P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73a3c" loext:opacity="100%" style:font-name="Poppins" fo:font-size="11.25pt" fo:letter-spacing="normal" fo:font-style="normal" fo:font-weight="normal"/>
    </style:style>
    <style:style style:name="P7" style:family="paragraph" style:parent-style-name="Text_20_body" style:list-style-name="L1">
      <style:paragraph-properties fo:padding="0.0193in" fo:border="0.06pt solid #d9d9e3"/>
    </style:style>
    <style:style style:name="T1" style:family="text">
      <style:text-properties style:font-name="Poppins" fo:font-size="11.25pt" fo:font-style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yui_3_17_2_1_1679306305801_94"/>1. Реконструируйте основную фабулу исканий Заратустры.</text:p>
      <text:p text:style-name="P1">Философ Ницше создал в своих произведениях легендарного персонажа - Заратустру. Заратустра - это философ и проповедник, который отправился на поиски истины и просвещения человечества.</text:p>
      <text:p text:style-name="P5">История Заратустры начинается с того, что он живет многие годы в горах, где получает новые знания и открывает новые истины о жизни. Он понимает, что его задача - просветить людей и помочь им обрести смысл жизни.</text:p>
      <text:p text:style-name="P5">Заратустра спускается с горы, чтобы поделиться своими знаниями и учениями с людьми. Но он встречает не понимание и отвержение, что заставляет его идти в долгое путешествие, во время которого он продолжает искать истины и пытается убедить людей в необходимости изменения.</text:p>
      <text:p text:style-name="P5">Во время своих путешествий Заратустра учит людей о свободе, воле к власти, своей индивидуальности и своей ответственности за свои поступки. Он учит людей, что они должны стремиться к самосовершенствованию и не подчиняться догмам, которые не соответствуют их собственным убеждениям.</text:p>
      <text:p text:style-name="P5">В конце концов, Заратустра возвращается на гору, где он осознает, что его учения останутся жить и будут продолжать влиять на людей даже после его смерти. Он понимает, что его миссия выполнена, и уходит из мира, зная, что оставил на нем свой след.</text:p>
      <text:p text:style-name="P5">Таким образом, основная фабула исканий Заратустры заключается в его поисках истины и просвещения, которые он пытается поделиться с людьми, но встречает препятствия и отвержение. Несмотря на это, он продолжает идти своим путем, учить людей и пытаться изменить мир в лучшую сторону.</text:p>
      <text:p text:style-name="P2"><text:bookmark text:name="yui_3_17_2_1_1679306305801_98"/>2. Как Ницше понимает человека? В чем он видит предназначение мужчины, женщины?</text:p>
      <text:p text:style-name="P1">Философ Ницше имел свой собственный взгляд на человека, которого он выражал в своих произведениях. В целом, Ницше считал, что человек - это сложное существо, которое стремится к самосовершенствованию и поиску смысла жизни.</text:p>
      <text:p text:style-name="P5">Ницше видел мужчину и женщину как равноправных, но различных в своих природах. Он считал, что мужчина и женщина имеют различные качества, которые могут помочь им в достижении своих целей. Например, Ницше считал, что мужчина обладает более активной и агрессивной природой, что позволяет ему быть лидером и достигать успеха в различных областях жизни, в то время как женщина обладает более терпеливой и вдумчивой природой, что может помочь ей взглянуть на мир с другой стороны и понять его глубинный смысл.</text:p>
      <text:p text:style-name="P5">Однако Ницше был критичен к традиционному представлению о мужской и женской роли в обществе, которое он считал ограничивающим и вредным для обоих полов. Он высказывал мнение, что каждый человек должен иметь свободу выбора своего пути в жизни, не зависимо от своего пола, и должен стремиться к самосовершенствованию в соответствии со своими собственными ценностями и убеждениями.</text:p>
      <text:p text:style-name="P5"><text:soft-page-break/>Таким образом, Ницше видел предназначение человека в стремлении к самосовершенствованию и поиску смысла жизни, а мужчину и женщину он видел как равноправных, но различных в своих природах, которые могут помочь им достигнуть своих целей и обрести счастье.</text:p>
      <text:p text:style-name="P4"> <text:span text:style-name="T1">3. О каких старых и новых скрижалях говорит Ницше? С какими превращениями духа они связаны?</text:span></text:p>
      <text:p text:style-name="P1">Ницше говорит о двух типах скрижалей: старых и новых. Старые скрижали, по мнению Ницше, являются традиционными моральными ценностями и нормами, которые были установлены в обществе в прошлом. Они были созданы для поддержания порядка и стабильности, и содержат в себе определенные правила поведения, которые ограничивают свободу личности и индивидуального самовыражения.</text:p>
      <text:p text:style-name="P5">Новые скрижали, с другой стороны, представляют собой новые идеи и ценности, которые восходят к эпохе Просвещения и научной революции. Они базируются на индивидуальной свободе и самореализации личности, а также на поиске смысла жизни через исследование мира и самого себя.</text:p>
      <text:p text:style-name="P5">Ницше связывает эти скрижали с превращениями духа. Он считает, что эти скрижали отражают различные стадии развития человеческого духа. Старые скрижали, по его мнению, связаны с первой стадией духовного развития, которая называется "каменным веком", когда человек еще не осознал свою свободу и индивидуальность, и подчинялся коллективному мнению.</text:p>
      <text:p text:style-name="P5">Новые скрижали, с другой стороны, связаны с последующими стадиями духовного развития, которые приводят к осознанию свободы и индивидуальности личности, а также к поиску смысла жизни. Ницше считает, что превращение духа возможно только через отказ от старых скрижалей и принятие новых, которые отражают новую реальность и научное понимание мира. Таким образом, для Ницше новые скрижали представляют собой ключевой элемент в превращении духа и достижении высшей стадии духовного развития.</text:p>
      <text:p text:style-name="P4"> <text:span text:style-name="T1">4. Кто такой сверхчеловек? Каково его отношение к воле к власти и творчеству?</text:span></text:p>
      <text:p text:style-name="P1">Сверхчеловек - это концепция Ницше, которая описывает высшую стадию духовного развития человека. Он считает, что сверхчеловек является эволюционным продолжением человечества, и представляет собой новый тип человека, который перевершает обычного человека так же, как человек перевершает обезьяну.</text:p>
      <text:p text:style-name="P5">Ницше связывает сверхчеловека с идеей воли к власти, которая означает не желание контролировать других, а скорее желание контролировать свою жизнь и достичь своих целей. Он считает, что сверхчеловек не стремится к власти над другими людьми, но стремится к самоутверждению и реализации своих потенциалов.</text:p>
      <text:p text:style-name="P5">Относительно творчества, Ницше считает, что сверхчеловек должен быть творческим и самостоятельным. Он считает, что творчество является высшим проявлением человеческой <text:soft-page-break/>деятельности, и что сверхчеловек должен создавать новые ценности, которые отражают его индивидуальность и потенциал.</text:p>
      <text:p text:style-name="P5">Ницше считает, что сверхчеловек должен быть освобожден от традиционных моральных ценностей и норм, которые ограничивают свободу личности и индивидуального самовыражения. Он утверждает, что сверхчеловек должен создавать свои собственные ценности, которые отражают его личность и потенциал.</text:p>
      <text:p text:style-name="P5">Таким образом, для Ницше сверхчеловек - это новый тип человека, который стремится к самоутверждению и реализации своих потенциалов, является творческим и самостоятельным, и создает свои собственные ценности, отражающие его индивидуальность и потенциал.</text:p>
      <text:p text:style-name="P4"> <text:span text:style-name="T1">5. Как и почему произошла смерть бога?</text:span></text:p>
      <text:p text:style-name="P5">Выражение "смерть Бога" является метафорой, используемой Ницше для описания изменения мировоззрения западной культуры, где Бог был центральным элементом моральной и культурной жизни, но потерял своё значение в современном мире.</text:p>
      <text:p text:style-name="P5">Ницше утверждает, что человечество осознало, что все божественные идеалы, которые ранее были центром морали, не имеют объективного смысла и являются лишь человеческими конструкциями. Он считал, что в результате научных и философских открытий, религиозные верования и моральные ценности были подвергнуты критике и утратили своё значение для современного человека.</text:p>
      <text:p text:style-name="P5">Ницше считал, что смерть Бога привела к кризису, но также открыла новые возможности для развития человеческой культуры. Он предлагал заменить утраченные ценности на новые, которые были бы основаны на индивидуальной свободе и самовыражении, а не на традиционных религиозных или моральных установках.</text:p>
      <text:p text:style-name="P5">Таким образом, смерть Бога - это не фактическая смерть религиозной фигуры, а метафора для описания процесса изменения мировоззрения западной культуры, который Ницше считал неминуемым в свете научных и философских открытий, произошедших в XIX веке.</text:p>
      <text:p text:style-name="P1"/>
      <text:p text:style-name="P3">1. Как, согласно Марксу, связаны механизмы опредмечивания труда и его отчуждения?</text:p>
      <text:p text:style-name="P1">Карл Маркс связывал механизмы опредмечивания труда и его отчуждения. Он утверждал, что опредмеченный труд, т.е. труд, при котором продукт труда становится отдельным объектом, имеющим свою собственную ценность и независимую от трудящегося жизнь, приводит к отчуждению трудящегося от самого себя.</text:p>
      <text:p text:style-name="P5">Механизм опредмечивания труда, согласно Марксу, заключается в том, что трудящийся теряет контроль над своим трудом и продуктом своего труда. Он работает не для себя, а для капиталиста, который владеет средствами производства и контролирует процесс труда. В результате трудящийся чувствует себя отчужденным от продукта своего труда, т.к. он не имеет контроля над ним и не получает справедливую оплату за свой труд.</text:p>
      <text:p text:style-name="P5">Это отчуждение происходит не только от продукта труда, но и от самого труда, т.к. трудящийся работает не по своей воле и не для своих собственных нужд, а для нужд капиталиста. Это приводит к отчуждению трудящегося от своих способностей и потенциала, которые не используются в полной мере в процессе труда.</text:p>
      <text:p text:style-name="P5">Таким образом, Маркс считал, что механизм опредмечивания труда приводит к отчуждению трудящегося от самого себя, от своего труда и продукта своего труда. Он считал, что для решения проблемы отчуждения необходимо создать общество, в котором труд будет освобожден от капиталистического контроля, и где трудящиеся будут работать для своих собственных нужд и получать справедливую оплату за свой труд.</text:p>
      <text:p text:style-name="P4"> <text:span text:style-name="T1">2. Что такое отчуждение? Каковы его формы?</text:span></text:p>
      <text:p text:style-name="P1">Отчуждение - это понятие, которое в философии Карла Маркса используется для описания процесса утраты человеком контроля над своей жизнью и окружающим миром в результате экономических и социальных факторов.</text:p>
      <text:p text:style-name="P5">Маркс выделял несколько форм отчуждения:</text:p>
      <text:list text:style-name="L1">
        <text:list-item>
          <text:p text:style-name="P7">Отчуждение от продукта труда. Это отчуждение происходит, когда рабочий теряет контроль над продуктом своего труда. Работник не может свободно распоряжаться продуктом своего труда, т.к. он принадлежит владельцу средств производства.</text:p>
        </text:list-item>
        <text:list-item>
          <text:p text:style-name="P7">Отчуждение от самого процесса труда. Это отчуждение происходит, когда работник не работает для своего удовлетворения и не получает удовольствия от процесса труда, а работает для получения оплаты труда. Он не может свободно выбирать, каким образом выполнять свою работу, и не может использовать свои творческие способности.</text:p>
        </text:list-item>
        <text:list-item>
          <text:p text:style-name="P7">Отчуждение от своего человеческого потенциала. Это отчуждение происходит, когда человек не может использовать свой потенциал и творческие способности в полной мере из-за социальных и экономических ограничений.</text:p>
        </text:list-item>
        <text:list-item>
          <text:p text:style-name="P7"><text:soft-page-break/>Отчуждение от других людей. Это отчуждение происходит, когда люди не взаимодействуют между собой как равные партнеры, а как объекты, используемые для достижения личных целей.</text:p>
        </text:list-item>
      </text:list>
      <text:p text:style-name="P5">Маркс считал, что отчуждение происходит в капиталистическом обществе, где средства производства принадлежат небольшой группе людей, а большинство людей вынуждены работать на этих средствах производства для получения оплаты труда. Он считал, что только социальное преобразование, направленное на ликвидацию капитализма и создание общества, основанного на социальной справедливости, может привести к устранению отчуждения.</text:p>
      <text:p text:style-name="P2">3. Почему труд является родовой сущностью человека? В чем особенности труда человека?</text:p>
      <text:p text:style-name="P1">По Марксу, труд является родовой сущностью человека, потому что это активность, которая позволяет человеку производить необходимые ему материальные блага для выживания и развития. Труд для Маркса является одним из главных способов, которыми люди общаются и взаимодействуют друг с другом, а также влияют на окружающую среду и изменяют ее.</text:p>
      <text:p text:style-name="P5">Особенности труда человека, по Марксу, связаны с его способностью к творчеству и к абстрактному мышлению. Человек может создавать и изменять свой окружающий мир с помощью своих интеллектуальных и физических способностей, что отличает его труд от труда животных.</text:p>
      <text:p text:style-name="P5">Кроме того, Маркс подчеркивал, что труд человека имеет особенности, связанные с общественной природой человека. Труд для Маркса является средством, через которое люди могут проявить свои социальные отношения и связи друг с другом. Труд человека может быть организован в рамках коллективного производства, где люди работают вместе и делятся результатами своего труда.</text:p>
      <text:p text:style-name="P5">Таким образом, по Марксу, труд является родовой сущностью человека, так как это активность, которая объединяет людей и позволяет им создавать необходимые материальные блага для выживания и развития. Труд человека отличается от труда животных творческой природой, способностью к абстрактному мышлению и общественной природой.</text:p>
      <text:p text:style-name="P2">4. В чем Маркс видит причину отчуждения и каковы пути его преодоления?</text:p>
      <text:p text:style-name="P5">По Марксу, причиной отчуждения является способ организации производства в капиталистическом обществе. В капитализме производство организовано таким образом, что рабочие продают свой трудовой потенциал капиталистам, которые контролируют средства производства и забирают большую часть прибыли. Рабочие не имеют контроля над производственным процессом и результатом своего труда, что приводит к их отчуждению.</text:p>
      <text:p text:style-name="P5">Маркс видит пути преодоления отчуждения в изменении социально-экономической структуры общества. Он призывает к созданию коммунистического общества, где средства производства принадлежат обществу, а не капиталистам. В таком обществе рабочие будут иметь контроль над <text:soft-page-break/>производственным процессом и результатом своего труда. Рабочие будут производить товары и услуги для удовлетворения потребностей общества в целом, а не для прибыли капиталистов.</text:p>
      <text:p text:style-name="P5">Также Маркс полагает, что отчуждение может быть преодолено через организацию рабочих. Рабочие должны объединиться в профсоюзы и другие организации, чтобы защищать свои права и интересы. Они должны бороться за улучшение своих условий труда, за более справедливое распределение доходов и за участие в управлении предприятиями.</text:p>
      <text:p text:style-name="P5">Таким образом, Маркс видит причину отчуждения в способе организации производства в капиталистическом обществе, и пути его преодоления в изменении социально-экономической структуры общества и организации рабочи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oppins" svg:font-family="Poppins, sans-serif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3:00:46.668001232</meta:creation-date>
    <dc:date>2023-03-20T13:16:29.513539090</dc:date>
    <meta:editing-duration>PT14M20S</meta:editing-duration>
    <meta:editing-cycles>14</meta:editing-cycles>
    <meta:generator>LibreOffice/7.4.5.1$Linux_X86_64 LibreOffice_project/40$Build-1</meta:generator>
    <meta:document-statistic meta:table-count="0" meta:image-count="0" meta:object-count="0" meta:page-count="6" meta:paragraph-count="51" meta:word-count="1815" meta:character-count="13164" meta:non-whitespace-character-count="11400"/>
  </office:meta>
</office:document-meta>
</file>